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verage speeds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ubject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ect_219</text:p>
          </table:table-cell>
          <table:table-cell table:style-name="Default" office:value-type="string" calcext:value-type="string">
            <text:p>PctDiff</text:p>
          </table:table-cell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2.32815143825" calcext:value-type="float">
            <text:p>412,33</text:p>
          </table:table-cell>
          <table:table-cell office:value-type="float" office:value="297.222082367714" calcext:value-type="float">
            <text:p>297,22</text:p>
          </table:table-cell>
          <table:table-cell table:formula="of:=PCDIFF([.B3];[.C3])" office:value-type="float" office:value="32.4447977285885" calcext:value-type="float">
            <text:p>32,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4.92099245275" calcext:value-type="float">
            <text:p>364,92</text:p>
          </table:table-cell>
          <table:table-cell office:value-type="float" office:value="318.438549091429" calcext:value-type="float">
            <text:p>318,44</text:p>
          </table:table-cell>
          <table:table-cell table:formula="of:=PCDIFF([.B4];[.C4])" office:value-type="float" office:value="13.6040958047605" calcext:value-type="float">
            <text:p>13,6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4.12375631325" calcext:value-type="float">
            <text:p>284,12</text:p>
          </table:table-cell>
          <table:table-cell office:value-type="float" office:value="261.926731591857" calcext:value-type="float">
            <text:p>261,93</text:p>
          </table:table-cell>
          <table:table-cell table:formula="of:=PCDIFF([.B5];[.C5])" office:value-type="float" office:value="8.13002651331773" calcext:value-type="float">
            <text:p>8,1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.940076643" calcext:value-type="float">
            <text:p>314,94</text:p>
          </table:table-cell>
          <table:table-cell office:value-type="float" office:value="240.079264866286" calcext:value-type="float">
            <text:p>240,08</text:p>
          </table:table-cell>
          <table:table-cell table:formula="of:=PCDIFF([.B6];[.C6])" office:value-type="float" office:value="26.9759290092998" calcext:value-type="float">
            <text:p>26,9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Average speeds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ubject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ect_219</text:p>
          </table:table-cell>
          <table:table-cell table:style-name="Default" office:value-type="string" calcext:value-type="string">
            <text:p>Tough</text:p>
          </table:table-cell>
          <table:table-cell table:style-name="Default" office:value-type="string" calcext:value-type="string">
            <text:p>PD_st</text:p>
          </table:table-cell>
          <table:table-cell office:value-type="string" calcext:value-type="string">
            <text:p>PD_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2.32815143825" calcext:value-type="float">
            <text:p>412,33</text:p>
          </table:table-cell>
          <table:table-cell office:value-type="float" office:value="297.222082367714" calcext:value-type="float">
            <text:p>297,22</text:p>
          </table:table-cell>
          <table:table-cell office:value-type="float" office:value="218.879018332" calcext:value-type="float">
            <text:p>218,88</text:p>
          </table:table-cell>
          <table:table-cell table:formula="of:=PCDIFF([.B11];[.D11])" office:value-type="float" office:value="61.2949733054086" calcext:value-type="float">
            <text:p>61,29</text:p>
          </table:table-cell>
          <table:table-cell table:style-name="ce1" table:formula="of:=PCDIFF([.C11];[.D11])" office:value-type="float" office:value="30.3595802952169" calcext:value-type="float">
            <text:p>30,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4.92099245275" calcext:value-type="float">
            <text:p>364,92</text:p>
          </table:table-cell>
          <table:table-cell office:value-type="float" office:value="318.438549091429" calcext:value-type="float">
            <text:p>318,44</text:p>
          </table:table-cell>
          <table:table-cell office:value-type="float" office:value="163.679509578" calcext:value-type="float">
            <text:p>163,68</text:p>
          </table:table-cell>
          <table:table-cell table:formula="of:=PCDIFF([.B12];[.D12])" office:value-type="float" office:value="76.1412378919925" calcext:value-type="float">
            <text:p>76,14</text:p>
          </table:table-cell>
          <table:table-cell table:style-name="ce1" table:formula="of:=PCDIFF([.C12];[.D12])" office:value-type="float" office:value="64.1996443528956" calcext:value-type="float">
            <text:p>64,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4.12375631325" calcext:value-type="float">
            <text:p>284,12</text:p>
          </table:table-cell>
          <table:table-cell office:value-type="float" office:value="261.926731591857" calcext:value-type="float">
            <text:p>261,93</text:p>
          </table:table-cell>
          <table:table-cell office:value-type="float" office:value="105.985867474" calcext:value-type="float">
            <text:p>105,99</text:p>
          </table:table-cell>
          <table:table-cell table:formula="of:=PCDIFF([.B13];[.D13])" office:value-type="float" office:value="91.327092682235" calcext:value-type="float">
            <text:p>91,33</text:p>
          </table:table-cell>
          <table:table-cell table:style-name="ce1" table:formula="of:=PCDIFF([.C13];[.D13])" office:value-type="float" office:value="84.7706028626344" calcext:value-type="float">
            <text:p>84,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.940076643" calcext:value-type="float">
            <text:p>314,94</text:p>
          </table:table-cell>
          <table:table-cell office:value-type="float" office:value="240.079264866286" calcext:value-type="float">
            <text:p>240,08</text:p>
          </table:table-cell>
          <table:table-cell office:value-type="float" office:value="153.739259168" calcext:value-type="float">
            <text:p>153,74</text:p>
          </table:table-cell>
          <table:table-cell table:formula="of:=PCDIFF([.B14];[.D14])" office:value-type="float" office:value="68.7893854744242" calcext:value-type="float">
            <text:p>68,79</text:p>
          </table:table-cell>
          <table:table-cell table:style-name="ce1" table:formula="of:=PCDIFF([.C14];[.D14])" office:value-type="float" office:value="43.8476102209805" calcext:value-type="float">
            <text:p>43,85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Average speeds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ubject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ect_219</text:p>
          </table:table-cell>
          <table:table-cell table:style-name="Default" office:value-type="string" calcext:value-type="string">
            <text:p>PctDiff</text:p>
          </table:table-cell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099873836725" calcext:value-type="float">
            <text:p>11,10</text:p>
          </table:table-cell>
          <table:table-cell office:value-type="float" office:value="8.00121845734143" calcext:value-type="float">
            <text:p>8,00</text:p>
          </table:table-cell>
          <table:table-cell table:formula="of:=PCDIFF([.B19];[.C19])" office:value-type="float" office:value="32.4447977286214" calcext:value-type="float">
            <text:p>32,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823673116835" calcext:value-type="float">
            <text:p>9,82</text:p>
          </table:table-cell>
          <table:table-cell office:value-type="float" office:value="8.57236574153428" calcext:value-type="float">
            <text:p>8,57</text:p>
          </table:table-cell>
          <table:table-cell table:formula="of:=PCDIFF([.B20];[.C20])" office:value-type="float" office:value="13.6040958049122" calcext:value-type="float">
            <text:p>13,6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4861151993" calcext:value-type="float">
            <text:p>7,65</text:p>
          </table:table-cell>
          <table:table-cell office:value-type="float" office:value="7.05106761445286" calcext:value-type="float">
            <text:p>7,05</text:p>
          </table:table-cell>
          <table:table-cell table:formula="of:=PCDIFF([.B21];[.C21])" office:value-type="float" office:value="8.13002651302062" calcext:value-type="float">
            <text:p>8,1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7818686324" calcext:value-type="float">
            <text:p>8,48</text:p>
          </table:table-cell>
          <table:table-cell office:value-type="float" office:value="6.46293381019714" calcext:value-type="float">
            <text:p>6,46</text:p>
          </table:table-cell>
          <table:table-cell table:formula="of:=PCDIFF([.B22];[.C22])" office:value-type="float" office:value="26.9759290094704" calcext:value-type="float">
            <text:p>26,9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Average speeds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ubject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ect_219</text:p>
          </table:table-cell>
          <table:table-cell table:style-name="Default" office:value-type="string" calcext:value-type="string">
            <text:p>Tough</text:p>
          </table:table-cell>
          <table:table-cell table:style-name="Default" office:value-type="string" calcext:value-type="string">
            <text:p>PD_st</text:p>
          </table:table-cell>
          <table:table-cell office:value-type="string" calcext:value-type="string">
            <text:p>PD_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099873836725" calcext:value-type="float">
            <text:p>11,10</text:p>
          </table:table-cell>
          <table:table-cell office:value-type="float" office:value="8.00121845734143" calcext:value-type="float">
            <text:p>8,00</text:p>
          </table:table-cell>
          <table:table-cell office:value-type="float" office:value="5.89222317349" calcext:value-type="float">
            <text:p>5,89</text:p>
          </table:table-cell>
          <table:table-cell table:formula="of:=PCDIFF([.B27];[.D27])" office:value-type="float" office:value="61.2949733055827" calcext:value-type="float">
            <text:p>61,29</text:p>
          </table:table-cell>
          <table:table-cell table:style-name="ce1" table:formula="of:=PCDIFF([.C27];[.D27])" office:value-type="float" office:value="30.3595802953716" calcext:value-type="float">
            <text:p>30,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823673116835" calcext:value-type="float">
            <text:p>9,82</text:p>
          </table:table-cell>
          <table:table-cell office:value-type="float" office:value="8.57236574153428" calcext:value-type="float">
            <text:p>8,57</text:p>
          </table:table-cell>
          <table:table-cell office:value-type="float" office:value="4.40625239785" calcext:value-type="float">
            <text:p>4,41</text:p>
          </table:table-cell>
          <table:table-cell table:formula="of:=PCDIFF([.B28];[.D28])" office:value-type="float" office:value="76.1412378918544" calcext:value-type="float">
            <text:p>76,14</text:p>
          </table:table-cell>
          <table:table-cell table:style-name="ce1" table:formula="of:=PCDIFF([.C28];[.D28])" office:value-type="float" office:value="64.1996443526141" calcext:value-type="float">
            <text:p>64,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4861151993" calcext:value-type="float">
            <text:p>7,65</text:p>
          </table:table-cell>
          <table:table-cell office:value-type="float" office:value="7.05106761445286" calcext:value-type="float">
            <text:p>7,05</text:p>
          </table:table-cell>
          <table:table-cell office:value-type="float" office:value="2.85313955239" calcext:value-type="float">
            <text:p>2,85</text:p>
          </table:table-cell>
          <table:table-cell table:formula="of:=PCDIFF([.B29];[.D29])" office:value-type="float" office:value="91.3270926822798" calcext:value-type="float">
            <text:p>91,33</text:p>
          </table:table-cell>
          <table:table-cell table:style-name="ce1" table:formula="of:=PCDIFF([.C29];[.D29])" office:value-type="float" office:value="84.770602862925" calcext:value-type="float">
            <text:p>84,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7818686324" calcext:value-type="float">
            <text:p>8,48</text:p>
          </table:table-cell>
          <table:table-cell office:value-type="float" office:value="6.46293381019714" calcext:value-type="float">
            <text:p>6,46</text:p>
          </table:table-cell>
          <table:table-cell office:value-type="float" office:value="4.1386608568" calcext:value-type="float">
            <text:p>4,14</text:p>
          </table:table-cell>
          <table:table-cell table:formula="of:=PCDIFF([.B30];[.D30])" office:value-type="float" office:value="68.7893854745874" calcext:value-type="float">
            <text:p>68,79</text:p>
          </table:table-cell>
          <table:table-cell table:style-name="ce1" table:formula="of:=PCDIFF([.C30];[.D30])" office:value-type="float" office:value="43.8476102209911" calcext:value-type="float">
            <text:p>43,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8" loext:min-decimal-places="8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 style:data-style-name="N2" text:time-value="18:42:58.353455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3:26:47.195599085</meta:creation-date>
    <dc:date>2017-08-31T18:49:06.122402134</dc:date>
    <meta:editing-duration>PT4H45M4S</meta:editing-duration>
    <meta:editing-cycles>6</meta:editing-cycles>
    <meta:generator>LibreOffice/5.1.6.2$Linux_X86_64 LibreOffice_project/10m0$Build-2</meta:generator>
    <meta:document-statistic meta:table-count="1" meta:cell-count="104" meta:object-count="0"/>
  </office:meta>
</office:document-meta>
</file>